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a xlink:href="https://leetcode.com/problems/simplify-path/description/"><text:span text:style-name="T1">https://leetcode.com/problems/simplify-path/description/</text:span></text:a><text:span text:style-name="T2"><text:s/>2 1</text:span></text:p>
      <text:p text:style-name="P1"><text:a xlink:href="https://leetcode.com/problems/next-greater-element-i/description/"><text:span text:style-name="T3">https://leetcode.com/problems/next-greater-element-i/description/</text:span></text:a><text:span text:style-name="T4"><text:s/>3 1</text:span></text:p>
      <text:p text:style-name="P1"><text:a xlink:href="https://leetcode.com/problems/evaluate-reverse-polish-notation/"><text:span text:style-name="T5">https://leetcode.com/problems/evaluate-reverse-polish-notation/</text:span></text:a><text:span text:style-name="T6"><text:s/>4 1</text:span></text:p>
      <text:p text:style-name="P1"><text:a xlink:href="https://leetcode.com/problems/min-stack/"><text:span text:style-name="T7">https://leetcode.com/problems/min-stack/</text:span></text:a><text:span text:style-name="T8"><text:s/>5 1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